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enlo" fo:font-size="12pt" style:text-underline-style="none" style:font-name-asian="Menlo" style:font-size-asian="12pt" style:font-name-complex="Menlo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Menlo" fo:font-size="12pt" style:text-underline-style="solid" style:text-underline-width="auto" style:text-underline-color="font-color" style:font-name-asian="Menlo" style:font-size-asian="12pt" style:font-name-complex="Menlo" style:font-size-complex="12pt"/>
    </style:style>
    <style:style style:name="T4" style:family="text">
      <style:text-properties fo:color="#000000" style:font-name="Menlo" fo:font-size="12pt" style:font-name-asian="Menlo" style:font-size-asian="12pt" style:font-name-complex="Menlo" style:font-size-complex="12pt"/>
    </style:style>
    <style:style style:name="T5" style:family="text">
      <style:text-properties style:font-name="Menlo" fo:font-size="12pt" style:font-name-asian="Menlo" style:font-size-asian="12pt" style:font-name-complex="Menlo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 addi</text:span> 2 16 2</text:p>
      <text:p text:style-name="P1"><text:span text:style-name="T1">1 seti</text:span> 1 4 3</text:p>
      <text:p text:style-name="P1"><text:span text:style-name="T1">2 seti</text:span> 1 5 1</text:p>
      <text:p text:style-name="P1"><text:span text:style-name="T1">3 mulr</text:span> 3 1 5</text:p>
      <text:p text:style-name="P1"><text:span text:style-name="T1">4 eqrr</text:span> 5 4 5</text:p>
      <text:p text:style-name="P1"><text:span text:style-name="T1">5 addr</text:span> 5 2 2</text:p>
      <text:p text:style-name="P1"><text:span text:style-name="T1">6 addi</text:span> 2 1 2</text:p>
      <text:p text:style-name="P1"><text:span text:style-name="T1">7 addr</text:span> 3 0 0</text:p>
      <text:p text:style-name="P1"><text:span text:style-name="T1">8 addi</text:span> 1 1 1</text:p>
      <text:p text:style-name="P1"><text:span text:style-name="T1">9 gtrr</text:span> 1 4 5</text:p>
      <text:p text:style-name="P1"><text:span text:style-name="T1">10 addr</text:span> 2 5 2</text:p>
      <text:p text:style-name="P1"><text:span text:style-name="T1">11 seti</text:span> 2 9 2</text:p>
      <text:p text:style-name="P1"><text:span text:style-name="T1">12 addi</text:span> 3 1 3</text:p>
      <text:p text:style-name="P1"><text:span text:style-name="T1">13 gtrr</text:span> 3 4 5</text:p>
      <text:p text:style-name="P1"><text:span text:style-name="T1">14 addr</text:span> 5 2 2</text:p>
      <text:p text:style-name="P1"><text:span text:style-name="T1">15 seti</text:span> 1 6 2</text:p>
      <text:p text:style-name="P1"><text:span text:style-name="T1">16 mulr</text:span> 2 2 2</text:p>
      <text:p text:style-name="P1"><text:span text:style-name="T1">17 addi</text:span> 4 2 4</text:p>
      <text:p text:style-name="P1"><text:span text:style-name="T1">18 mulr</text:span> 4 4 4</text:p>
      <text:p text:style-name="P1"><text:span text:style-name="T1">19 mulr</text:span> 2 4 4</text:p>
      <text:p text:style-name="P1"><text:span text:style-name="T1">20 muli</text:span> 4 11 4</text:p>
      <text:p text:style-name="P1"><text:span text:style-name="T1">21 addi</text:span> 5 7 5</text:p>
      <text:p text:style-name="P1"><text:span text:style-name="T1">22 mulr</text:span> 5 2 5</text:p>
      <text:p text:style-name="P1"><text:span text:style-name="T1">23 addi</text:span> 5 4 5</text:p>
      <text:p text:style-name="P1"><text:span text:style-name="T1">24 addr</text:span> 4 5 4</text:p>
      <text:p text:style-name="P1"><text:span text:style-name="T1">25 addr</text:span> 2 0 2</text:p>
      <text:p text:style-name="P1"><text:span text:style-name="T1">26 seti</text:span> 0 1 2</text:p>
      <text:p text:style-name="P1"><text:span text:style-name="T1">27 setr</text:span> 2 1 5</text:p>
      <text:p text:style-name="P1"><text:span text:style-name="T1">28 mulr</text:span> 5 2 5</text:p>
      <text:p text:style-name="P1"><text:span text:style-name="T1">29 addr</text:span> 2 5 5</text:p>
      <text:p text:style-name="P1"><text:span text:style-name="T1">30 mulr</text:span> 2 5 5</text:p>
      <text:p text:style-name="P1"><text:span text:style-name="T1">31 muli</text:span> 5 14 5</text:p>
      <text:p text:style-name="P1"><text:span text:style-name="T1">32 mulr</text:span> 5 2 5</text:p>
      <text:p text:style-name="P1"><text:span text:style-name="T1">33 addr</text:span> 4 5 4</text:p>
      <text:p text:style-name="P2"><text:span text:style-name="T4">34 seti</text:span><text:span text:style-name="T5"> 0 6 0</text:span></text:p>
      <text:p text:style-name="P2"><text:span text:style-name="T5">35 seti 0 6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Leone</meta:initial-creator>
    <meta:creation-date>2019-01-01T17:22:27</meta:creation-date>
    <dc:date>2019-01-01T23:31:07</dc:date>
    <dc:creator>Mark Leone</dc:creator>
    <meta:editing-duration>PT8M17S</meta:editing-duration>
    <meta:editing-cycles>3</meta:editing-cycles>
    <meta:generator>OpenOffice/4.1.5$Unix OpenOffice.org_project/415m1$Build-9789</meta:generator>
    <meta:printed-by>Mark Leone</meta:printed-by>
    <meta:print-date>2019-01-01T23:27:10</meta:print-date>
    <meta:document-statistic meta:table-count="0" meta:image-count="0" meta:object-count="0" meta:page-count="1" meta:paragraph-count="36" meta:word-count="180" meta:character-count="461"/>
  </office:meta>
</office:document-meta>
</file>